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A0000000B10FF96AE57D8D4A43.png" manifest:media-type="image/png"/>
  <manifest:file-entry manifest:full-path="Pictures/10003BBB0000108100001255D92EC4723E966EE4.svg" manifest:media-type="image/svg+xml"/>
  <manifest:file-entry manifest:full-path="Pictures/10000201000001AE00000145F72283AA476EBFEF.png" manifest:media-type="image/png"/>
  <manifest:file-entry manifest:full-path="Pictures/1000E8AE00002C700000219ECDEEB61FC5CB79C6.svg" manifest:media-type="image/svg+xml"/>
  <manifest:file-entry manifest:full-path="Pictures/100002010000005A0000005524AC9519DEFB5268.png" manifest:media-type="image/png"/>
  <manifest:file-entry manifest:full-path="Pictures/100350A900002F7D00001E8B46F4FBC4EE391014.svg" manifest:media-type="image/svg+xml"/>
  <manifest:file-entry manifest:full-path="Pictures/1000294000000943000008D4DEA6A46235B7AD76.svg" manifest:media-type="image/svg+xml"/>
  <manifest:file-entry manifest:full-path="Pictures/1000044A00010F4D00008C425347E53C4ADBFCA5.svg" manifest:media-type="image/svg+xml"/>
  <manifest:file-entry manifest:full-path="Pictures/10000201000003D7000001FC851E21A248396949.png" manifest:media-type="image/png"/>
  <manifest:file-entry manifest:full-path="Pictures/10000201000001CB0000012896448B13C9B4586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4pt"/>
    </style:style>
    <style:style style:name="P4" style:family="paragraph">
      <loext:graphic-properties draw:fill="none" draw:fill-color="#ffffff"/>
      <style:text-properties fo:font-size="14pt"/>
    </style:style>
    <style:style style:name="P5" style:family="paragraph">
      <style:paragraph-properties fo:text-align="center"/>
      <style:text-properties fo:font-size="14pt"/>
    </style:style>
    <style:style style:name="P6" style:family="paragraph">
      <loext:graphic-properties draw:fill="none" draw:fill-color="#ffffff"/>
      <style:paragraph-properties fo:text-align="center"/>
      <style:text-properties fo:font-size="14pt"/>
    </style:style>
    <style:style style:name="P7" style:family="paragraph">
      <style:text-properties fo:color="#0066b3" fo:font-size="14pt"/>
    </style:style>
    <style:style style:name="P8" style:family="paragraph">
      <loext:graphic-properties draw:fill="none" draw:fill-color="#ffffff"/>
      <style:text-properties fo:color="#0066b3"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.52cm" svg:height="2.41cm" svg:x="1.076cm" svg:y="3.11cm">
          <draw:image xlink:href="Pictures/1000294000000943000008D4DEA6A46235B7AD76.svg" xlink:type="simple" xlink:show="embed" xlink:actuate="onLoad">
            <text:p/>
          </draw:image>
          <draw:image xlink:href="Pictures/100002010000005A0000005524AC9519DEFB5268.png" xlink:type="simple" xlink:show="embed" xlink:actuate="onLoad"/>
        </draw:frame>
        <draw:frame draw:style-name="gr2" draw:text-style-name="P1" xml:id="id1" draw:id="id1" draw:layer="layout" svg:width="3.058cm" svg:height="1.582cm" svg:x="6.126cm" svg:y="3.524cm">
          <draw:image xlink:href="Pictures/1000044A00010F4D00008C425347E53C4ADBFCA5.svg" xlink:type="simple" xlink:show="embed" xlink:actuate="onLoad">
            <text:p/>
          </draw:image>
          <draw:image xlink:href="Pictures/10000201000003D7000001FC851E21A248396949.png" xlink:type="simple" xlink:show="embed" xlink:actuate="onLoad"/>
        </draw:frame>
        <draw:frame draw:style-name="gr1" draw:text-style-name="P1" xml:id="id2" draw:id="id2" draw:layer="layout" svg:width="3.265cm" svg:height="2.1cm" svg:x="11.715cm" svg:y="3.265cm">
          <draw:image xlink:href="Pictures/100350A900002F7D00001E8B46F4FBC4EE391014.svg" xlink:type="simple" xlink:show="embed" xlink:actuate="onLoad">
            <text:p/>
          </draw:image>
          <draw:image xlink:href="Pictures/10000201000001CB0000012896448B13C9B45869.png" xlink:type="simple" xlink:show="embed" xlink:actuate="onLoad"/>
        </draw:frame>
        <draw:frame draw:style-name="gr1" draw:text-style-name="P1" xml:id="id3" draw:id="id3" draw:layer="layout" svg:width="3.2cm" svg:height="2.421cm" svg:x="17.508cm" svg:y="3.105cm">
          <draw:image xlink:href="Pictures/1000E8AE00002C700000219ECDEEB61FC5CB79C6.svg" xlink:type="simple" xlink:show="embed" xlink:actuate="onLoad">
            <text:p/>
          </draw:image>
          <draw:image xlink:href="Pictures/10000201000001AE00000145F72283AA476EBFEF.png" xlink:type="simple" xlink:show="embed" xlink:actuate="onLoad"/>
        </draw:frame>
        <draw:connector draw:style-name="gr3" draw:text-style-name="P2" draw:layer="layout" draw:type="line" svg:x1="3.586cm" svg:y1="4.315cm" svg:x2="6.116cm" svg:y2="4.315cm" svg:d="M3586 4315h2530" svg:viewBox="0 0 2531 1">
          <text:p/>
        </draw:connector>
        <draw:connector draw:style-name="gr3" draw:text-style-name="P2" draw:layer="layout" draw:type="line" svg:x1="9.184cm" svg:y1="4.315cm" svg:x2="11.715cm" svg:y2="4.315cm" draw:start-shape="id1" draw:start-glue-point="1" draw:end-shape="id2" draw:end-glue-point="3" svg:d="M9184 4315h2531" svg:viewBox="0 0 2532 1">
          <text:p/>
        </draw:connector>
        <draw:connector draw:style-name="gr3" draw:text-style-name="P2" draw:layer="layout" draw:type="line" svg:x1="14.98cm" svg:y1="4.315cm" svg:x2="17.508cm" svg:y2="4.315cm" draw:start-shape="id2" draw:start-glue-point="1" draw:end-shape="id3" draw:end-glue-point="3" svg:d="M14980 4315h2528" svg:viewBox="0 0 2529 1">
          <text:p/>
        </draw:connector>
        <draw:frame draw:style-name="gr4" draw:text-style-name="P4" draw:layer="layout" svg:width="2.403cm" svg:height="0.806cm" svg:x="1.135cm" svg:y="5.747cm">
          <draw:text-box>
            <text:p text:style-name="P3">Stimulus</text:p>
          </draw:text-box>
        </draw:frame>
        <draw:frame draw:style-name="gr4" draw:text-style-name="P4" draw:layer="layout" svg:width="2.513cm" svg:height="0.806cm" svg:x="6.399cm" svg:y="5.747cm">
          <draw:text-box>
            <text:p text:style-name="P3">Receptor</text:p>
          </draw:text-box>
        </draw:frame>
        <draw:frame draw:style-name="gr4" draw:text-style-name="P4" draw:layer="layout" svg:width="4.062cm" svg:height="0.806cm" svg:x="11.2cm" svg:y="5.747cm">
          <draw:text-box>
            <text:p text:style-name="P3">Nervous system</text:p>
          </draw:text-box>
        </draw:frame>
        <draw:frame draw:style-name="gr4" draw:text-style-name="P4" draw:layer="layout" svg:width="1.963cm" svg:height="0.806cm" svg:x="18.127cm" svg:y="5.747cm">
          <draw:text-box>
            <text:p text:style-name="P3">Cortex</text:p>
          </draw:text-box>
        </draw:frame>
        <draw:frame draw:style-name="gr4" draw:text-style-name="P6" draw:layer="layout" svg:width="1.658cm" svg:height="0.806cm" svg:x="23.491cm" svg:y="5.747cm">
          <draw:text-box>
            <text:p text:style-name="P5">Brain</text:p>
          </draw:text-box>
        </draw:frame>
        <draw:frame draw:name="Face-Cognition.svg" draw:style-name="gr2" draw:text-style-name="P1" xml:id="id4" draw:id="id4" draw:layer="layout" svg:width="2.16cm" svg:height="2.41cm" svg:x="23.24cm" svg:y="3.11cm">
          <draw:image xlink:href="Pictures/10003BBB0000108100001255D92EC4723E966EE4.svg" xlink:type="simple" xlink:show="embed" xlink:actuate="onLoad">
            <text:p/>
          </draw:image>
          <draw:image xlink:href="Pictures/10000201000000A0000000B10FF96AE57D8D4A43.png" xlink:type="simple" xlink:show="embed" xlink:actuate="onLoad"/>
          <svg:title>imagebot_2</svg:title>
        </draw:frame>
        <draw:connector draw:style-name="gr3" draw:text-style-name="P2" draw:layer="layout" draw:type="line" svg:x1="20.708cm" svg:y1="4.315cm" svg:x2="23.24cm" svg:y2="4.315cm" draw:start-shape="id3" draw:start-glue-point="1" draw:end-shape="id4" draw:end-glue-point="3" svg:d="M20708 4315h2532" svg:viewBox="0 0 2533 1">
          <text:p/>
        </draw:connector>
        <draw:frame draw:style-name="gr4" draw:text-style-name="P8" draw:layer="layout" svg:width="2.708cm" svg:height="0.806cm" svg:x="3.497cm" svg:y="2.194cm">
          <draw:text-box>
            <text:p text:style-name="P7">Sensation</text:p>
          </draw:text-box>
        </draw:frame>
        <draw:frame draw:style-name="gr4" draw:text-style-name="P8" draw:layer="layout" svg:width="3.351cm" svg:height="0.806cm" svg:x="8.5cm" svg:y="2.194cm">
          <draw:text-box>
            <text:p text:style-name="P7">Transduction</text:p>
          </draw:text-box>
        </draw:frame>
        <draw:frame draw:style-name="gr4" draw:text-style-name="P8" draw:layer="layout" svg:width="3.431cm" svg:height="0.806cm" svg:x="14.6cm" svg:y="2.194cm">
          <draw:text-box>
            <text:p text:style-name="P7">Transmission</text:p>
          </draw:text-box>
        </draw:frame>
        <draw:frame draw:style-name="gr4" draw:text-style-name="P8" draw:layer="layout" svg:width="2.593cm" svg:height="0.806cm" svg:x="20.6cm" svg:y="2.194cm">
          <draw:text-box>
            <text:p text:style-name="P7">Cogniti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13T11:40:43.960715067</meta:creation-date>
    <dc:date>2020-08-13T12:17:18.012740115</dc:date>
    <meta:editing-duration>PT26M10S</meta:editing-duration>
    <meta:editing-cycles>7</meta:editing-cycles>
    <meta:generator>LibreOffice/6.0.7.3$Linux_X86_64 LibreOffice_project/00m0$Build-3</meta:generator>
    <meta:document-statistic meta:object-count="18"/>
  </office:meta>
</office:document-meta>
</file>